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baae3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72e6b" style:font-name-asian="WenQuanYi Micro Hei" style:font-size-asian="12pt" style:font-size-complex="12pt"/>
    </style:style>
    <style:style style:name="T1" style:family="text">
      <style:text-properties officeooo:rsid="001ac743"/>
    </style:style>
    <style:style style:name="T2" style:family="text">
      <style:text-properties officeooo:rsid="00233acd"/>
    </style:style>
    <style:style style:name="T3" style:family="text">
      <style:text-properties officeooo:rsid="002baae3"/>
    </style:style>
    <style:style style:name="T4" style:family="text">
      <style:text-properties officeooo:rsid="002d547e"/>
    </style:style>
    <style:style style:name="T5" style:family="text">
      <style:text-properties officeooo:rsid="0033f081"/>
    </style:style>
    <style:style style:name="T6" style:family="text">
      <style:text-properties officeooo:rsid="00372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前段时间用Qt on Linux实现了2048的基本逻辑，在《Qt / C++与QML混合编程实现2048》一文中有相关介绍。</text:span></text:p>
      <text:p text:style-name="P1"><text:span text:style-name="T1">都说Qt是跨平台的，先来试验一下再说。用Qt for Android直接运行之前写的</text:span><text:span text:style-name="T2">2048代码，果不其然，在安卓模拟器上跑起来了，又把生成的apk文件导入手机中，也安装成功跑起来了，真的不错。</text:span></text:p>
      <text:p text:style-name="P2"><text:span text:style-name="T2">用</text:span><text:span text:style-name="T1">Qt for Android</text:span><text:span text:style-name="T4">配置</text:span><text:span text:style-name="T1">之前写的</text:span><text:span text:style-name="T3">2048代码时，多了个android文件夹，里面有一个res目录和一个AndroidManifest.xml文件，res目录里有app图标。</text:span></text:p>
      <text:p text:style-name="P2"><text:span text:style-name="T3">这里的</text:span><text:span text:style-name="T5">2048实现主要是使用了Qt的信号与槽机制和C++与QML混合编程的方法。C++负责主要业务逻辑，QML则用来布局UI。与之前的代码相比，又添加了设备屏幕尺寸获取方法和游戏开始、游戏ing及game over的动画，源码可点击如下网址下载：</text:span></text:p>
      <text:p text:style-name="P3"><text:a xlink:type="simple" xlink:href="http://download.csdn.net/download/ieearth/8444779"><text:span text:style-name="T6">http://download.csdn.net/download/ieearth/8444779</text:span></text:a></text:p>
      <text:p text:style-name="P3"><text:span text:style-name="T6">游戏虽然可以玩了，但是还有两个问题没有解决：</text:span></text:p>
      <text:p text:style-name="P3"><text:span text:style-name="T6">一个是app启动画面是黑的，然后才是app主界面。</text:span></text:p>
      <text:p text:style-name="P3"><text:span text:style-name="T6">另一个是当手机开启自动旋转屏幕功能时，游戏界面也会跟着旋转，这并不是想要的效果。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2-13T14:28:22</meta:creation-date>
    <dc:date>2015-02-13T15:22:07</dc:date>
    <dc:creator>hanjunjie </dc:creator>
    <meta:editing-duration>PT52M35S</meta:editing-duration>
    <meta:editing-cycles>35</meta:editing-cycles>
    <meta:generator>LibreOffice/4.0.2.2$Linux_X86_64 LibreOffice_project/400m0$Build-2</meta:generator>
    <meta:document-statistic meta:table-count="0" meta:image-count="0" meta:object-count="0" meta:page-count="1" meta:paragraph-count="8" meta:word-count="354" meta:character-count="510" meta:non-whitespace-character-count="501"/>
  </office:meta>
</office:document-meta>
</file>